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7a6df" officeooo:paragraph-rsid="0007a6df"/>
    </style:style>
    <style:style style:name="P2" style:family="paragraph" style:parent-style-name="Standard">
      <style:paragraph-properties fo:text-align="start" style:justify-single-word="false"/>
      <style:text-properties officeooo:rsid="00082dbd" officeooo:paragraph-rsid="00082dbd"/>
    </style:style>
    <style:style style:name="P3" style:family="paragraph" style:parent-style-name="Standard">
      <style:paragraph-properties fo:text-align="start" style:justify-single-word="false"/>
      <style:text-properties officeooo:rsid="000b2981" officeooo:paragraph-rsid="000b6a93"/>
    </style:style>
    <style:style style:name="P4" style:family="paragraph" style:parent-style-name="Standard">
      <style:paragraph-properties fo:text-align="start" style:justify-single-word="false"/>
      <style:text-properties officeooo:rsid="00100714" officeooo:paragraph-rsid="00100714"/>
    </style:style>
    <style:style style:name="T1" style:family="text">
      <style:text-properties officeooo:rsid="00087f14"/>
    </style:style>
    <style:style style:name="T2" style:family="text">
      <style:text-properties officeooo:rsid="000b6a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your relevant academic and research accomplishments, (2) your reasons for undertaking graduate work, (3) your academic interests, and (4) your professional goals.</text:p>
      <text:p text:style-name="P1">Statement of Purpose – Cornell</text:p>
      <text:p text:style-name="P2">There are quite a few things that I am proud of in my undergraduate education and research experience. The first of these is the amount of learning that I have accumulated and the discipline required for that learning. For nearly all of my collegiate schooling so far, I have taken 19 or more credits per semester, many times working up to 20 hours per week as well. Qualifying this statement slightly, it is important to note that much of the time, these were solely a combination of physics, mathematics, and computer science courses. Combined with the fact that I have a respectable GPA with an even better major GPA, this shows not only my ability to learn new concepts quickly, but also my work ethic. Another point that this implies is that I have a large breadth of knowledge to draw on. Because of my experience in these three subjects, I am able to bring several different perspectives to problems that I am faced with. For example, <text:span text:style-name="T1">when I am faced with a problem that I must implement in a computer program, my background in mathematica proofs is very useful to me. As I tackle the problem, I am able to make a series of logical steps that will result in the correct result. What is particularly convenient about this process is that my mathematical training (i.e. proofs) allows me to consider nearly all of the possibilities that my code could be used for. This significantly reduces the amount of bugs that are introduced to the program. I have found that there is a large amount of crossover between these subjects and have gained great insight into each of these respective fields. </text:span></text:p>
      <text:p text:style-name="P3">While my research may not be in machine learning, the experiences that I have gained would nevertheless be valuable in this field. The program that we used to solve the specific problem we were working in is called MOOSE (Multiphysics Object Oriented Simulation Environment) developed by INL (Idaho National Laboratory). As we continued our research, we quickly realized that MOOSE was not able to accomplish what we needed to do. My work was then to implement all of these into MOOSE so that we could use them. The ideas that I came up with resulted in me being hired as an intern by INL to continue my work. This will probably continue until I leave for graduate school. This has been a consistent pattern in my research. While visiting University of Florida for a week, I was invited to apply for graduate school, and while I was INL, a staff member invited me to apply for graduate school at Univerisity of Wisconsin-Madison <text:span text:style-name="T2">to work with him</text:span>. <text:span text:style-name="T2">I attribute these things to my persistent effort and natural talent.</text:span></text:p>
      <text:p text:style-name="P3"><text:span text:style-name="T2">The underlying reason for my success in my undergraduate education is the same reason for my decision to go to graduate school, a love of learning. This has given me the ability to consistently work hard in school. Many people I know really enjoy playing video games or sports, but what keeps me up late at night is working on an assignment, going into the topic more than is asked. I really enjoy searching new things out. This has driven me for all of my time in school, and is a major factor in my choice of graduate program. As I learned more and more in school, it became increasingly clear to me that the nature of all things is this life are probabilistic at its core. Perhaps the most significant moment of my learning so far is my quantum mechanics and statistical mechanics courses. Here I learned that at the most basic unit of the universe behaves in this manner. To me, this seems to influence everything above it, permeating every discipline. It is because of this that I believe that machine learning has the potential to become the most powerful model for representing the world. </text:span></text:p>
      <text:p text:style-name="P4">Most of this is what informs my professional goals as well. I would like to be able to take the things that I have learned and create models accessible to others that accurately represent the problem they are working with. As I have noted, this applies to all disciplines, and I believe that it will allow others to answer questions that would have remained unanswered. In all of this, I am interested in a combination of statistics and machine learning to improve what we already have and to design new algorithms. This is what I hope to accomplish in my lif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7T10:45:10.715631226</meta:creation-date>
    <dc:date>2019-11-17T15:42:05.436513288</dc:date>
    <meta:editing-duration>PT9M23S</meta:editing-duration>
    <meta:editing-cycles>1</meta:editing-cycles>
    <meta:document-statistic meta:table-count="0" meta:image-count="0" meta:object-count="0" meta:page-count="1" meta:paragraph-count="6" meta:word-count="784" meta:character-count="4465" meta:non-whitespace-character-count="3684"/>
    <meta:generator>LibreOffice/6.3.2.2$Linux_X86_64 LibreOffice_project/30$Build-2</meta:generator>
  </office:meta>
</office:document-meta>
</file>